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svg:stroke-color="#c5000b" draw:fill="none" draw:textarea-vertical-align="middl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solid" draw:fill-color="#ffff00" draw:textarea-horizontal-align="justify" draw:textarea-vertical-align="middle" draw:auto-grow-height="false" fo:min-height="0cm" fo:min-width="0cm" fo:wrap-option="no-wrap"/>
    </style:style>
    <style:style style:name="gr4" style:family="graphic" style:parent-style-name="standard">
      <style:graphic-properties draw:stroke="none" svg:stroke-color="#000000" draw:fill="none" draw:fill-color="#ffffff" fo:min-height="0.6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svg:stroke-color="#000000" draw:fill="none" draw:fill-color="#ffffff" fo:min-height="0.5cm"/>
    </style:style>
    <style:style style:name="gr7" style:family="graphic" style:parent-style-name="standard">
      <style:graphic-properties draw:fill="solid" draw:fill-color="#ffff00" draw:textarea-horizontal-align="justify" draw:textarea-vertical-align="middle" draw:auto-grow-height="false"/>
    </style:style>
    <style:style style:name="gr8" style:family="graphic" style:parent-style-name="standard">
      <style:graphic-properties draw:stroke="none" svg:stroke-color="#000000" draw:fill="none" draw:fill-color="#ffffff" fo:min-height="0.7cm"/>
    </style:style>
    <style:style style:name="gr9" style:family="graphic" style:parent-style-name="standard">
      <style:graphic-properties draw:stroke="dash" draw:stroke-dash="Fine_20_Dashed" draw:fill="solid" draw:fill-color="#ffff00" draw:textarea-horizontal-align="justify" draw:textarea-vertical-align="middle" draw:auto-grow-height="false" fo:min-height="0cm" fo:min-width="0cm" fo:wrap-option="no-wrap"/>
    </style:style>
    <style:style style:name="P1" style:family="paragraph">
      <style:paragraph-properties fo:text-align="center"/>
    </style:style>
    <style:style style:name="P2" style:family="paragraph">
      <style:paragraph-properties fo:text-align="center"/>
      <style:text-properties fo:font-family="文泉驿等宽正黑" style:font-pitch="variabl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默认">
        <draw:line draw:style-name="gr1" draw:text-style-name="P1" draw:layer="layout" svg:x1="-1.2cm" svg:y1="9.9cm" svg:x2="31.3cm" svg:y2="9.9cm">
          <text:p/>
        </draw:line>
        <draw:custom-shape draw:style-name="gr2" draw:text-style-name="P1" xml:id="id1" draw:id="id1" draw:layer="layout" svg:width="3.4cm" svg:height="2.2cm" svg:x="1.8cm" svg:y="8.8cm">
          <text:p text:style-name="P1">用户</text:p>
          <draw:enhanced-geometry svg:viewBox="0 0 21600 21600" draw:type="rectangle" draw:enhanced-path="M 0 0 L 21600 0 21600 21600 0 21600 0 0 Z N"/>
        </draw:custom-shape>
        <draw:custom-shape draw:style-name="gr3" draw:text-style-name="P1" draw:layer="layout" svg:width="3.4cm" svg:height="2.6cm" svg:x="25.7cm" svg:y="8.6cm">
          <text:p text:style-name="P1">外界</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layer="layout" svg:width="1.8cm" svg:height="1.961cm" svg:x="14.1cm" svg:y="9cm">
          <draw:text-box>
            <text:p>发送</text:p>
            <text:p>接收</text:p>
          </draw:text-box>
        </draw:frame>
        <draw:custom-shape draw:style-name="gr2" draw:text-style-name="P1" xml:id="id2" draw:id="id2" draw:layer="layout" svg:width="3.2cm" svg:height="2.7cm" svg:x="3.2cm" svg:y="3.2cm">
          <text:p text:style-name="P1">明文</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 draw:text-style-name="P1" draw:layer="layout" svg:width="6.4cm" svg:height="2.5cm" svg:x="11.6cm" svg:y="2.3cm">
          <text:p text:style-name="P1">对称加密算法</text:p>
          <text:p text:style-name="P1">（明文，密钥）</text:p>
          <draw:enhanced-geometry svg:viewBox="0 0 21600 21600" draw:glue-points="10800 0 0 10800 10800 21600 21600 10800" draw:type="flowchart-process" draw:enhanced-path="M 0 0 L 21600 0 21600 21600 0 21600 0 0 Z N"/>
        </draw:custom-shape>
        <draw:connector draw:style-name="gr5" draw:text-style-name="P1" draw:layer="layout" draw:type="line" svg:x1="3.5cm" svg:y1="8.8cm" svg:x2="4.8cm" svg:y2="5.74cm" draw:start-shape="id1" draw:start-glue-point="0" draw:end-shape="id2" draw:end-glue-point="6" svg:d="m3500 8800 1300-3060" svg:viewBox="0 0 1301 3061">
          <text:p/>
        </draw:connector>
        <draw:line draw:style-name="gr5" draw:text-style-name="P1" draw:layer="layout" svg:x1="6.4cm" svg:y1="4.5cm" svg:x2="13.5cm" svg:y2="4.1cm">
          <text:p/>
        </draw:line>
        <draw:line draw:style-name="gr5" draw:text-style-name="P1" draw:layer="layout" svg:x1="3.6cm" svg:y1="8.9cm" svg:x2="8.8cm" svg:y2="7.4cm">
          <text:p/>
        </draw:line>
        <draw:frame draw:style-name="gr6" draw:layer="layout" svg:width="2.2cm" svg:height="1.106cm" svg:x="5.1cm" svg:y="7.3cm">
          <draw:text-box>
            <text:p>决定</text:p>
          </draw:text-box>
        </draw:frame>
        <draw:custom-shape draw:style-name="gr2" draw:text-style-name="P1" draw:layer="layout" svg:width="6.7cm" svg:height="1.6cm" svg:x="9cm" svg:y="6.7cm">
          <text:p text:style-name="P1">密钥（密码本，自拟）</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5" draw:text-style-name="P1" draw:layer="layout" svg:x1="12.2cm" svg:y1="6.9cm" svg:x2="15.7cm" svg:y2="4cm">
          <text:p/>
        </draw:line>
        <draw:custom-shape draw:style-name="gr7" draw:text-style-name="P1" draw:layer="layout" svg:width="3.1cm" svg:height="5.3cm" svg:x="21.9cm" svg:y="7.3cm">
          <text:p text:style-name="P1">收发</text:p>
          <text:p text:style-name="P1">控制器</text:p>
          <draw:enhanced-geometry svg:viewBox="0 0 21600 21600" draw:type="rectangle" draw:enhanced-path="M 0 0 L 21600 0 21600 21600 0 21600 0 0 Z N"/>
        </draw:custom-shape>
        <draw:custom-shape draw:style-name="gr7" draw:text-style-name="P1" xml:id="id3" draw:id="id3" draw:layer="layout" svg:width="5.3cm" svg:height="4.1cm" svg:x="21.8cm" svg:y="2.2cm">
          <text:p text:style-name="P1">支持的发送方式</text:p>
          <text:p text:style-name="P1">列表</text:p>
          <text:p text:style-name="P1">（Angeboten)</text:p>
          <draw:enhanced-geometry svg:viewBox="0 0 21600 21600" draw:type="rectangle" draw:enhanced-path="M 0 0 L 21600 0 21600 21600 0 21600 0 0 Z N"/>
        </draw:custom-shape>
        <draw:line draw:style-name="gr5" draw:text-style-name="P1" draw:layer="layout" svg:x1="23.6cm" svg:y1="7.4cm" svg:x2="23.6cm" svg:y2="6.4cm">
          <text:p/>
        </draw:line>
        <draw:connector draw:style-name="gr5" draw:text-style-name="P1" draw:layer="layout" draw:type="curve" draw:line-skew="3.25cm" svg:x1="5.2cm" svg:y1="9.9cm" svg:x2="21.8cm" svg:y2="4.25cm" draw:start-shape="id1" draw:start-glue-point="1" draw:end-shape="id3" draw:end-glue-point="3" svg:d="m5200 9900c17325 0 9025-5650 16600-5650" svg:viewBox="0 0 16601 5651">
          <text:p/>
        </draw:connector>
        <draw:frame draw:style-name="gr8" draw:layer="layout" svg:width="2.4cm" svg:height="1.106cm" svg:x="17.8cm" svg:y="6.3cm">
          <draw:text-box>
            <text:p>选择</text:p>
          </draw:text-box>
        </draw:frame>
        <draw:line draw:style-name="gr5" draw:text-style-name="P1" draw:layer="layout" svg:x1="18cm" svg:y1="3.6cm" svg:x2="21.9cm" svg:y2="4.3cm">
          <text:p/>
        </draw:line>
        <draw:custom-shape draw:style-name="gr7" draw:text-style-name="P1" draw:layer="layout" svg:width="11.6cm" svg:height="2.5cm" svg:x="30.5cm" svg:y="0.1cm">
          <text:p text:style-name="P1">不可信的设备</text:p>
          <text:p text:style-name="P1">（但是确信能完成给定收发任务）</text:p>
          <draw:enhanced-geometry svg:viewBox="0 0 21600 21600" draw:type="rectangle" draw:enhanced-path="M 0 0 L 21600 0 21600 21600 0 21600 0 0 Z N"/>
        </draw:custom-shape>
        <draw:custom-shape draw:style-name="gr2" draw:text-style-name="P1" draw:layer="layout" svg:width="11.5cm" svg:height="2.5cm" svg:x="30.6cm" svg:y="3.4cm">
          <text:p text:style-name="P1">可信设备</text:p>
          <text:p text:style-name="P1">（保密）</text:p>
          <draw:enhanced-geometry svg:viewBox="0 0 21600 21600" draw:glue-points="10800 0 0 10800 10800 21600 21600 10800" draw:type="flowchart-process" draw:enhanced-path="M 0 0 L 21600 0 21600 21600 0 21600 0 0 Z N"/>
        </draw:custom-shape>
        <draw:custom-shape draw:style-name="gr9" draw:text-style-name="P2" draw:layer="layout" svg:width="16.849cm" svg:height="8.929cm" svg:x="32.751cm" svg:y="7.471cm">
          <text:p text:style-name="P2">XMPP-alice-bob </text:p>
          <text:p text:style-name="P2">(使用XMPP协议，用alice的帐号向bob发送)</text:p>
          <text:p text:style-name="P2"/>
          <text:p text:style-name="P2">QQ-123457-893442</text:p>
          <text:p text:style-name="P2">（使用QQ，通过123457号给893422号发送）</text:p>
          <text:p text:style-name="P2"/>
          <text:p text:style-name="P2">...</text:p>
          <text:p text:style-name="P2"/>
          <text:p text:style-name="P2"><text:s/>（本列表由收发控制器提供给加密核心）</text:p>
          <draw:enhanced-geometry svg:viewBox="0 0 21600 21600" draw:mirror-horizontal="false" draw:type="line-callout-2" draw:modifiers="-10096.237388724 -4097.46920492721 -2694.55192878338 1342.4412094065 -320.474777448071 1342.4412094065"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文泉驿点阵正黑" style:font-family-generic="roman" style:font-pitch="variable" fo:font-size="24pt" fo:language="en" fo:country="US" style:font-family-asian="文泉驿点阵正黑"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文泉驿点阵正黑" style:font-family-generic="roman" style:font-pitch="variable" fo:font-size="18pt" fo:font-style="normal" fo:text-shadow="none" style:text-underline-style="none" fo:font-weight="normal" style:letter-kerning="true" style:font-family-asian="文泉驿点阵正黑" style:font-family-generic-asian="system" style:font-pitch-asian="variable" style:font-size-asian="18pt" style:font-style-asian="normal" style:font-weight-asian="normal" style:font-family-complex="文泉驿点阵正黑"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文泉驿点阵正黑" style:font-family-generic="roman" style:font-pitch="variable" fo:font-size="18pt" style:letter-kerning="true" style:font-family-asian="文泉驿点阵正黑" style:font-family-generic-asian="system" style:font-pitch-asian="variable" style:font-size-asian="18pt" style:font-family-complex="文泉驿点阵正黑"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默认"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lucifer </meta:initial-creator>
    <meta:creation-date>2013-12-06T23:27:52</meta:creation-date>
    <dc:date>2013-12-06T23:46:07</dc:date>
    <dc:creator>lucifer </dc:creator>
    <meta:editing-duration>PT14M27S</meta:editing-duration>
    <meta:editing-cycles>9</meta:editing-cycles>
    <meta:generator>LibreOffice/3.6$Linux_X86_64 LibreOffice_project/360m1$Build-2</meta:generator>
    <meta:document-statistic meta:object-count="21"/>
  </office:meta>
</office:document-meta>
</file>